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71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34.31mm"/>
    </style:style>
    <style:style style:name="co5" style:family="table-column">
      <style:table-column-properties fo:break-before="auto" style:column-width="22.75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31.86mm"/>
    </style:style>
    <style:style style:name="co8" style:family="table-column">
      <style:table-column-properties fo:break-before="auto" style:column-width="31.31mm"/>
    </style:style>
    <style:style style:name="co9" style:family="table-column">
      <style:table-column-properties fo:break-before="auto" style:column-width="29.67mm"/>
    </style:style>
    <style:style style:name="co10" style:family="table-column">
      <style:table-column-properties fo:break-before="auto" style:column-width="33.5mm"/>
    </style:style>
    <style:style style:name="co11" style:family="table-column">
      <style:table-column-properties fo:break-before="auto" style:column-width="37.85mm"/>
    </style:style>
    <style:style style:name="co12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10000">
      <style:table-cell-properties fo:background-color="#ffffcc"/>
      <style:text-properties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3" style:family="table-cell" style:parent-style-name="Default" style:data-style-name="N10000"/>
    <style:style style:name="ce4" style:family="table-cell" style:parent-style-name="Default" style:data-style-name="N10000">
      <style:table-cell-properties fo:background-color="#e6e6e6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000">
      <style:text-properties fo:font-size="10.5pt" style:font-size-asian="10.5pt" style:font-size-complex="10.5pt"/>
    </style:style>
    <style:style style:name="ce6" style:family="table-cell" style:parent-style-name="Default" style:data-style-name="N10000">
      <style:table-cell-properties fo:background-color="#e6e6e6" fo:border="0.06pt solid #000000"/>
      <style:text-properties fo:font-size="10.5pt" style:font-size-asian="10.5pt" style:font-size-complex="10.5pt"/>
    </style:style>
    <style:style style:name="ce7" style:family="table-cell" style:parent-style-name="Default" style:data-style-name="N10000">
      <style:table-cell-properties fo:border-bottom="none" fo:background-color="#ffd320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000">
      <style:table-cell-properties fo:background-color="transparent"/>
      <style:text-properties fo:font-size="10.5pt" style:font-size-asian="10.5pt" style:font-size-complex="10.5pt"/>
    </style:style>
    <style:style style:name="ce9" style:family="table-cell" style:parent-style-name="Default" style:data-style-name="N10000">
      <style:table-cell-properties fo:background-color="transparent" fo:border="0.06pt solid #000000"/>
      <style:text-properties fo:font-size="10.5pt" style:font-size-asian="10.5pt" style:font-size-complex="10.5pt"/>
    </style:style>
    <style:style style:name="ce10" style:family="table-cell" style:parent-style-name="Default" style:data-style-name="N10000">
      <style:text-properties fo:font-size="11pt" style:font-size-asian="11pt" style:font-size-complex="11pt"/>
    </style:style>
    <style:style style:name="ce11" style:family="table-cell" style:parent-style-name="Default" style:data-style-name="N10000">
      <style:table-cell-properties fo:background-color="#83caff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00">
      <style:table-cell-properties fo:border="0.06pt solid #000000"/>
      <style:text-properties fo:font-size="11pt" style:font-size-asian="11pt" style:font-size-complex="11pt"/>
    </style:style>
    <style:style style:name="ce14" style:family="table-cell" style:parent-style-name="Default" style:data-style-name="N10000">
      <style:table-cell-properties style:text-align-source="fix" style:repeat-content="false"/>
      <style:paragraph-properties fo:text-align="center" fo:margin-left="0mm"/>
      <style:text-properties style:font-name="Arial1" fo:font-weight="bold" style:font-name-asian="Arial1" style:font-weight-asian="bold" style:font-name-complex="Arial1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 style:data-style-name="N10000">
      <style:table-cell-properties fo:background-color="#b84747" style:text-align-source="fix" style:repeat-content="fals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fill-color="#e6e6e6" draw:ole-draw-aspect="1"/>
    </style:style>
    <style:style style:name="P1" style:family="paragraph">
      <loext:graphic-properties draw:fill-color="#e6e6e6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omplexity Analysis" table:style-name="ta1">
        <table:shapes>
          <draw:frame draw:z-index="0" draw:name="Graphique 1" draw:style-name="gr1" draw:text-style-name="P1" svg:width="148mm" svg:height="110mm" svg:x="7.9mm" svg:y="62.88mm">
            <draw:object draw:notify-on-update-of-ranges="'Complexity Analysis'.B7:'Complexity Analysis'.B7 'Complexity Analysis'.B8:'Complexity Analysis'.B12 'Complexity Analysis'.C5:'Complexity Analysis'.C5 'Complexity Analysis'.C8:'Complexity Analysis'.C12 'Complexity Analysis'.D5:'Complexity Analysis'.D5 'Complexity Analysis'.D8:'Complexity Analysis'.D12 'Complexity Analysis'.E5:'Complexity Analysis'.E5 'Complexity Analysis'.E8:'Complexity Analysis'.E12 'Complexity Analysis'.F5:'Complexity Analysis'.F5 'Complexity Analysis'.F8:'Complexity Analysis'.F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name="Graphique 4" draw:style-name="gr1" draw:text-style-name="P1" svg:width="145mm" svg:height="110mm" svg:x="189.35mm" svg:y="62.31mm">
            <draw:object draw:notify-on-update-of-ranges="'Complexity Analysis'.H7:'Complexity Analysis'.H7 'Complexity Analysis'.H8:'Complexity Analysis'.H12 'Complexity Analysis'.I5:'Complexity Analysis'.I5 'Complexity Analysis'.I8:'Complexity Analysis'.I12 'Complexity Analysis'.J5:'Complexity Analysis'.J5 'Complexity Analysis'.J8:'Complexity Analysis'.J12 'Complexity Analysis'.K5:'Complexity Analysis'.K5 'Complexity Analysis'.K8:'Complexity Analysis'.K12 'Complexity Analysis'.L5:'Complexity Analysis'.L5 'Complexity Analysis'.L8:'Complexity Analysis'.L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name="Graphique 5" draw:style-name="gr1" draw:text-style-name="P1" svg:width="148mm" svg:height="110mm" svg:x="8.76mm" svg:y="224.61mm">
            <draw:object draw:notify-on-update-of-ranges="'Complexity Analysis'.B43:'Complexity Analysis'.B43 'Complexity Analysis'.B44:'Complexity Analysis'.B48 'Complexity Analysis'.C41:'Complexity Analysis'.C41 'Complexity Analysis'.C44:'Complexity Analysis'.C48 'Complexity Analysis'.D41:'Complexity Analysis'.D41 'Complexity Analysis'.D44:'Complexity Analysis'.D48 'Complexity Analysis'.E41:'Complexity Analysis'.E41 'Complexity Analysis'.E44:'Complexity Analysis'.E48 'Complexity Analysis'.F41:'Complexity Analysis'.F41 'Complexity Analysis'.F44:'Complexity Analysis'.F4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5" table:number-columns-repeated="1007" table:default-cell-style-name="ce3"/>
        <table:table-column table:style-name="co12" table:default-cell-style-name="ce3"/>
        <table:table-column table:style-name="co5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"/>
          <table:table-cell table:style-name="ce17" office:value-type="string" calcext:value-type="string" table:number-columns-spanned="4" table:number-rows-spanned="1">
            <text:p>Name: ELIMBY PENDA Nelson</text:p>
          </table:table-cell>
          <table:covered-table-cell table:style-name="ce17"/>
          <table:covered-table-cell table:number-columns-repeated="2" table:style-name="ce10"/>
          <table:table-cell table:number-columns-repeated="1019"/>
        </table:table-row>
        <table:table-row table:style-name="ro2">
          <table:table-cell table:style-name="ce1"/>
          <table:table-cell table:style-name="ce17" office:value-type="string" calcext:value-type="string" table:number-columns-spanned="4" table:number-rows-spanned="1">
            <text:p>Name: PORTILLO GALVAN Valentin</text:p>
          </table:table-cell>
          <table:covered-table-cell table:style-name="ce17"/>
          <table:covered-table-cell table:number-columns-repeated="2" table:style-name="ce10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Comparaisons</text:p>
          </table:table-cell>
          <table:table-cell table:style-name="ce7" office:value-type="string" calcext:value-type="string">
            <text:p>Selection sort</text:p>
          </table:table-cell>
          <table:table-cell table:style-name="ce11" office:value-type="string" calcext:value-type="string">
            <text:p>Insertion sort</text:p>
          </table:table-cell>
          <table:table-cell table:style-name="ce16" office:value-type="string" calcext:value-type="string">
            <text:p>Bubble sort</text:p>
          </table:table-cell>
          <table:table-cell office:value-type="string" calcext:value-type="string">
            <text:p>N²</text:p>
          </table:table-cell>
          <table:table-cell/>
          <table:table-cell table:style-name="ce4" office:value-type="string" calcext:value-type="string">
            <text:p>Copies </text:p>
          </table:table-cell>
          <table:table-cell table:style-name="ce7" office:value-type="string" calcext:value-type="string">
            <text:p>Selection sort</text:p>
          </table:table-cell>
          <table:table-cell table:style-name="ce11" office:value-type="string" calcext:value-type="string">
            <text:p>Insertion sort</text:p>
          </table:table-cell>
          <table:table-cell table:style-name="ce16" office:value-type="string" calcext:value-type="string">
            <text:p>Bubble sort</text:p>
          </table:table-cell>
          <table:table-cell office:value-type="string" calcext:value-type="string">
            <text:p>N²</text:p>
          </table:table-cell>
          <table:table-cell table:number-columns-repeated="1005"/>
          <table:table-cell table:style-name="Default" table:number-columns-repeated="4"/>
          <table:table-cell table:number-columns-repeated="3"/>
        </table:table-row>
        <table:table-row table:style-name="ro4">
          <table:table-cell/>
          <table:table-cell table:style-name="ce5" office:value-type="string" calcext:value-type="string" table:number-columns-spanned="4" table:number-rows-spanned="1">
            <text:p>Input size</text:p>
          </table:table-cell>
          <table:covered-table-cell table:style-name="ce8"/>
          <table:covered-table-cell table:number-columns-repeated="2" table:style-name="ce12"/>
          <table:table-cell table:number-columns-repeated="2"/>
          <table:table-cell table:style-name="ce5" office:value-type="string" calcext:value-type="string" table:number-columns-spanned="4" table:number-rows-spanned="1">
            <text:p>Input size</text:p>
          </table:table-cell>
          <table:covered-table-cell table:style-name="ce8"/>
          <table:covered-table-cell table:number-columns-repeated="2" table:style-name="ce14"/>
          <table:table-cell table:number-columns-repeated="1006"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6" office:value-type="float" office:value="100" calcext:value-type="float">
            <text:p>100</text:p>
          </table:table-cell>
          <table:table-cell table:style-name="ce9" office:value-type="float" office:value="3536" calcext:value-type="float">
            <text:p>3536</text:p>
          </table:table-cell>
          <table:table-cell table:number-columns-repeated="2" table:style-name="ce13" office:value-type="float" office:value="2576" calcext:value-type="float">
            <text:p>2576</text:p>
          </table:table-cell>
          <table:table-cell table:formula="of:=[.B7]*[.B7]" office:value-type="float" office:value="10000" calcext:value-type="float">
            <text:p>10000</text:p>
          </table:table-cell>
          <table:table-cell/>
          <table:table-cell table:style-name="ce6" office:value-type="float" office:value="100" calcext:value-type="float">
            <text:p>100</text:p>
          </table:table-cell>
          <table:table-cell table:style-name="ce9" office:value-type="float" office:value="8939" calcext:value-type="float">
            <text:p>8939</text:p>
          </table:table-cell>
          <table:table-cell table:style-name="ce13" office:value-type="float" office:value="2873" calcext:value-type="float">
            <text:p>2873</text:p>
          </table:table-cell>
          <table:table-cell table:style-name="ce13" office:value-type="float" office:value="7728" calcext:value-type="float">
            <text:p>7728</text:p>
          </table:table-cell>
          <table:table-cell table:formula="of:=[.H7]*[.H7]" office:value-type="float" office:value="10000" calcext:value-type="float">
            <text:p>10000</text:p>
          </table:table-cell>
          <table:table-cell table:number-columns-repeated="1005"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6" office:value-type="float" office:value="500" calcext:value-type="float">
            <text:p>500</text:p>
          </table:table-cell>
          <table:table-cell table:style-name="ce9" office:value-type="float" office:value="38580" calcext:value-type="float">
            <text:p>38580</text:p>
          </table:table-cell>
          <table:table-cell table:number-columns-repeated="2" table:style-name="ce13" office:value-type="float" office:value="59691" calcext:value-type="float">
            <text:p>59691</text:p>
          </table:table-cell>
          <table:table-cell table:formula="of:=[.B8]*[.B8]" office:value-type="float" office:value="250000" calcext:value-type="float">
            <text:p>250000</text:p>
          </table:table-cell>
          <table:table-cell/>
          <table:table-cell table:style-name="ce6" office:value-type="float" office:value="500" calcext:value-type="float">
            <text:p>500</text:p>
          </table:table-cell>
          <table:table-cell table:style-name="ce9" office:value-type="float" office:value="96949" calcext:value-type="float">
            <text:p>96949</text:p>
          </table:table-cell>
          <table:table-cell table:style-name="ce13" office:value-type="float" office:value="61188" calcext:value-type="float">
            <text:p>61188</text:p>
          </table:table-cell>
          <table:table-cell table:style-name="ce13" office:value-type="float" office:value="179073" calcext:value-type="float">
            <text:p>179073</text:p>
          </table:table-cell>
          <table:table-cell table:formula="of:=[.H8]*[.H8]" office:value-type="float" office:value="250000" calcext:value-type="float">
            <text:p>250000</text:p>
          </table:table-cell>
          <table:table-cell table:number-columns-repeated="1005"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6" office:value-type="float" office:value="1000" calcext:value-type="float">
            <text:p>1000</text:p>
          </table:table-cell>
          <table:table-cell table:style-name="ce9" office:value-type="float" office:value="89102" calcext:value-type="float">
            <text:p>89102</text:p>
          </table:table-cell>
          <table:table-cell table:number-columns-repeated="2" table:style-name="ce13" office:value-type="float" office:value="249114" calcext:value-type="float">
            <text:p>249114</text:p>
          </table:table-cell>
          <table:table-cell table:formula="of:=[.B9]*[.B9]" office:value-type="float" office:value="1000000" calcext:value-type="float">
            <text:p>1000000</text:p>
          </table:table-cell>
          <table:table-cell/>
          <table:table-cell table:style-name="ce6" office:value-type="float" office:value="1000" calcext:value-type="float">
            <text:p>1000</text:p>
          </table:table-cell>
          <table:table-cell table:style-name="ce9" office:value-type="float" office:value="223754" calcext:value-type="float">
            <text:p>223754</text:p>
          </table:table-cell>
          <table:table-cell table:style-name="ce13" office:value-type="float" office:value="252111" calcext:value-type="float">
            <text:p>252111</text:p>
          </table:table-cell>
          <table:table-cell table:style-name="ce13" office:value-type="float" office:value="747342" calcext:value-type="float">
            <text:p>747342</text:p>
          </table:table-cell>
          <table:table-cell table:formula="of:=[.H9]*[.H9]" office:value-type="float" office:value="1000000" calcext:value-type="float">
            <text:p>1000000</text:p>
          </table:table-cell>
          <table:table-cell table:number-columns-repeated="1005"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6" office:value-type="float" office:value="1100" calcext:value-type="float">
            <text:p>1100</text:p>
          </table:table-cell>
          <table:table-cell table:style-name="ce9" office:value-type="float" office:value="99652" calcext:value-type="float">
            <text:p>99652</text:p>
          </table:table-cell>
          <table:table-cell table:number-columns-repeated="2" table:style-name="ce13" office:value-type="float" office:value="301956" calcext:value-type="float">
            <text:p>301956</text:p>
          </table:table-cell>
          <table:table-cell table:formula="of:=[.B10]*[.B10]" office:value-type="float" office:value="1210000" calcext:value-type="float">
            <text:p>1210000</text:p>
          </table:table-cell>
          <table:table-cell/>
          <table:table-cell table:style-name="ce6" office:value-type="float" office:value="1100" calcext:value-type="float">
            <text:p>1100</text:p>
          </table:table-cell>
          <table:table-cell table:style-name="ce9" office:value-type="float" office:value="250229" calcext:value-type="float">
            <text:p>250229</text:p>
          </table:table-cell>
          <table:table-cell table:style-name="ce13" office:value-type="float" office:value="305253" calcext:value-type="float">
            <text:p>305253</text:p>
          </table:table-cell>
          <table:table-cell table:style-name="ce13" office:value-type="float" office:value="905868" calcext:value-type="float">
            <text:p>905868</text:p>
          </table:table-cell>
          <table:table-cell table:formula="of:=[.H10]*[.H10]" office:value-type="float" office:value="1210000" calcext:value-type="float">
            <text:p>1210000</text:p>
          </table:table-cell>
          <table:table-cell table:number-columns-repeated="1005"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6" office:value-type="float" office:value="5000" calcext:value-type="float">
            <text:p>5000</text:p>
          </table:table-cell>
          <table:table-cell table:style-name="ce9" office:value-type="float" office:value="6234780" calcext:value-type="float">
            <text:p>6234780</text:p>
          </table:table-cell>
          <table:table-cell table:number-columns-repeated="2" table:style-name="ce13" office:value-type="float" office:value="6234780" calcext:value-type="float">
            <text:p>6234780</text:p>
          </table:table-cell>
          <table:table-cell table:formula="of:=[.B11]*[.B11]" office:value-type="float" office:value="25000000" calcext:value-type="float">
            <text:p>25000000</text:p>
          </table:table-cell>
          <table:table-cell/>
          <table:table-cell table:style-name="ce6" office:value-type="float" office:value="5000" calcext:value-type="float">
            <text:p>5000</text:p>
          </table:table-cell>
          <table:table-cell table:style-name="ce9" office:value-type="float" office:value="18704340" calcext:value-type="float">
            <text:p>18704340</text:p>
          </table:table-cell>
          <table:table-cell table:style-name="ce13" office:value-type="float" office:value="6249777" calcext:value-type="float">
            <text:p>6249777</text:p>
          </table:table-cell>
          <table:table-cell table:style-name="ce13" office:value-type="float" office:value="18704340" calcext:value-type="float">
            <text:p>18704340</text:p>
          </table:table-cell>
          <table:table-cell table:formula="of:=[.H11]*[.H11]" office:value-type="float" office:value="25000000" calcext:value-type="float">
            <text:p>25000000</text:p>
          </table:table-cell>
          <table:table-cell table:number-columns-repeated="1005"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6" office:value-type="float" office:value="100000" calcext:value-type="float">
            <text:p>100000</text:p>
          </table:table-cell>
          <table:table-cell table:style-name="ce9" office:value-type="float" office:value="3671253774" calcext:value-type="float">
            <text:p>3671253774</text:p>
          </table:table-cell>
          <table:table-cell table:number-columns-repeated="2" table:style-name="ce13" office:value-type="float" office:value="2497242666" calcext:value-type="float">
            <text:p>2497242666</text:p>
          </table:table-cell>
          <table:table-cell table:formula="of:=[.B12]*[.B12]" office:value-type="float" office:value="10000000000" calcext:value-type="float">
            <text:p>10000000000</text:p>
          </table:table-cell>
          <table:table-cell/>
          <table:table-cell table:style-name="ce6" office:value-type="float" office:value="100000" calcext:value-type="float">
            <text:p>100000</text:p>
          </table:table-cell>
          <table:table-cell table:style-name="ce9" office:value-type="float" office:value="9178234434" calcext:value-type="float">
            <text:p>9178234434</text:p>
          </table:table-cell>
          <table:table-cell table:style-name="ce13" office:value-type="float" office:value="2497542663" calcext:value-type="float">
            <text:p>2497542663</text:p>
          </table:table-cell>
          <table:table-cell table:style-name="ce13" office:value-type="float" office:value="7491727998" calcext:value-type="float">
            <text:p>7491727998</text:p>
          </table:table-cell>
          <table:table-cell table:formula="of:=[.H12]*[.H12]" office:value-type="float" office:value="10000000000" calcext:value-type="float">
            <text:p>10000000000</text:p>
          </table:table-cell>
          <table:table-cell table:number-columns-repeated="100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23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Exchanges</text:p>
          </table:table-cell>
          <table:table-cell table:style-name="ce7" office:value-type="string" calcext:value-type="string">
            <text:p>Selection sort</text:p>
          </table:table-cell>
          <table:table-cell table:style-name="ce11" office:value-type="string" calcext:value-type="string">
            <text:p>Insertion sort</text:p>
          </table:table-cell>
          <table:table-cell table:style-name="ce16" office:value-type="string" calcext:value-type="string">
            <text:p>Bubble sort</text:p>
          </table:table-cell>
          <table:table-cell office:value-type="string" calcext:value-type="string">
            <text:p>N²</text:p>
          </table:table-cell>
          <table:table-cell table:number-columns-repeated="1013"/>
          <table:table-cell table:style-name="Default" table:number-columns-repeated="2"/>
          <table:table-cell table:number-columns-repeated="3"/>
        </table:table-row>
        <table:table-row table:style-name="ro4">
          <table:table-cell/>
          <table:table-cell table:style-name="ce5" office:value-type="string" calcext:value-type="string" table:number-columns-spanned="4" table:number-rows-spanned="1">
            <text:p>Input size</text:p>
          </table:table-cell>
          <table:covered-table-cell table:style-name="ce8"/>
          <table:covered-table-cell table:number-columns-repeated="2" table:style-name="ce14"/>
          <table:table-cell table:number-columns-repeated="1014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" office:value-type="float" office:value="100" calcext:value-type="float">
            <text:p>100</text:p>
          </table:table-cell>
          <table:table-cell table:style-name="ce9" office:value-type="float" office:value="1768" calcext:value-type="float">
            <text:p>1768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float" office:value="2576" calcext:value-type="float">
            <text:p>2576</text:p>
          </table:table-cell>
          <table:table-cell table:formula="of:=[.B43]*[.B43]" office:value-type="float" office:value="10000" calcext:value-type="float">
            <text:p>10000</text:p>
          </table:table-cell>
          <table:table-cell table:number-columns-repeated="1013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" office:value-type="float" office:value="500" calcext:value-type="float">
            <text:p>500</text:p>
          </table:table-cell>
          <table:table-cell table:style-name="ce9" office:value-type="float" office:value="19290" calcext:value-type="float">
            <text:p>19290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float" office:value="59691" calcext:value-type="float">
            <text:p>59691</text:p>
          </table:table-cell>
          <table:table-cell table:formula="of:=[.B44]*[.B44]" office:value-type="float" office:value="250000" calcext:value-type="float">
            <text:p>250000</text:p>
          </table:table-cell>
          <table:table-cell table:number-columns-repeated="1013"/>
          <table:table-cell table:style-name="Default" table:number-columns-repeated="2"/>
          <table:table-cell table:number-columns-repeated="3"/>
        </table:table-row>
        <table:table-row table:style-name="ro4">
          <table:table-cell/>
          <table:table-cell table:style-name="ce6" office:value-type="float" office:value="1000" calcext:value-type="float">
            <text:p>1000</text:p>
          </table:table-cell>
          <table:table-cell table:style-name="ce9" office:value-type="float" office:value="44551" calcext:value-type="float">
            <text:p>4455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49114" calcext:value-type="float">
            <text:p>249114</text:p>
          </table:table-cell>
          <table:table-cell table:formula="of:=[.B45]*[.B45]" office:value-type="float" office:value="1000000" calcext:value-type="float">
            <text:p>1000000</text:p>
          </table:table-cell>
          <table:table-cell table:number-columns-repeated="1013"/>
          <table:table-cell table:style-name="Default" table:number-columns-repeated="2"/>
          <table:table-cell table:number-columns-repeated="3"/>
        </table:table-row>
        <table:table-row table:style-name="ro4">
          <table:table-cell/>
          <table:table-cell table:style-name="ce6" office:value-type="float" office:value="1100" calcext:value-type="float">
            <text:p>1100</text:p>
          </table:table-cell>
          <table:table-cell table:style-name="ce9" office:value-type="float" office:value="49826" calcext:value-type="float">
            <text:p>4982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01956" calcext:value-type="float">
            <text:p>301956</text:p>
          </table:table-cell>
          <table:table-cell table:formula="of:=[.B46]*[.B46]" office:value-type="float" office:value="1210000" calcext:value-type="float">
            <text:p>1210000</text:p>
          </table:table-cell>
          <table:table-cell table:number-columns-repeated="1013"/>
          <table:table-cell table:style-name="Default" table:number-columns-repeated="2"/>
          <table:table-cell table:number-columns-repeated="3"/>
        </table:table-row>
        <table:table-row table:style-name="ro4">
          <table:table-cell/>
          <table:table-cell table:style-name="ce6" office:value-type="float" office:value="5000" calcext:value-type="float">
            <text:p>5000</text:p>
          </table:table-cell>
          <table:table-cell table:style-name="ce9" office:value-type="float" office:value="6234780" calcext:value-type="float">
            <text:p>62347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234780" calcext:value-type="float">
            <text:p>6234780</text:p>
          </table:table-cell>
          <table:table-cell table:formula="of:=[.B47]*[.B47]" office:value-type="float" office:value="25000000" calcext:value-type="float">
            <text:p>25000000</text:p>
          </table:table-cell>
          <table:table-cell table:number-columns-repeated="1013"/>
          <table:table-cell table:style-name="Default" table:number-columns-repeated="2"/>
          <table:table-cell table:number-columns-repeated="3"/>
        </table:table-row>
        <table:table-row table:style-name="ro4">
          <table:table-cell/>
          <table:table-cell table:style-name="ce6" office:value-type="float" office:value="100000" calcext:value-type="float">
            <text:p>100000</text:p>
          </table:table-cell>
          <table:table-cell table:style-name="ce9" office:value-type="float" office:value="1835626887" calcext:value-type="float">
            <text:p>183562688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497242666" calcext:value-type="float">
            <text:p>2497242666</text:p>
          </table:table-cell>
          <table:table-cell table:formula="of:=[.B48]*[.B48]" office:value-type="float" office:value="10000000000" calcext:value-type="float">
            <text:p>10000000000</text:p>
          </table:table-cell>
          <table:table-cell table:number-columns-repeated="1013"/>
          <table:table-cell table:style-name="Default" table:number-columns-repeated="2"/>
          <table:table-cell table:number-columns-repeated="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10000" number:language="fr" number:country="FR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1000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Result" style:family="table-cell" style:parent-style-name="Default" style:data-style-name="N10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10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3mm" fo:margin-bottom="3mm" fo:margin-left="13mm" fo:margin-right="13mm" style:print-page-order="ttb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landscape" fo:margin-top="3mm" fo:margin-bottom="3mm" fo:margin-left="13mm" fo:margin-right="13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 style:data-style-name="N2" text:time-value="11:36:43.928504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John</meta:initial-creator>
    <meta:creation-date>2012-11-05T15:48:03Z</meta:creation-date>
    <dc:date>2018-10-24T12:46:23.613937743</dc:date>
    <meta:editing-cycles>73</meta:editing-cycles>
    <meta:editing-duration>PT3H28M5S</meta:editing-duration>
    <meta:document-statistic meta:table-count="1" meta:cell-count="110" meta:object-count="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fr" number:country="FR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color="#000000" style:text-position="0% 100%" fo:font-size="10.0000801086426pt" fo:font-weight="bold" style:font-size-asian="10.0000801086426pt" style:font-weight-asian="bold" style:font-family-complex="Arial" style:font-family-generic-complex="swiss" style:font-size-complex="10.0000801086426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draw:stroke="none" draw:fill-color="#ffffff"/>
    </style:style>
    <style:style style:name="ch5" style:family="chart" style:data-style-name="N1000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26cm" svg:stroke-color="#878787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size="10pt" style:font-size-asian="7.99991989135742pt" style:font-family-complex="Arial" style:font-family-generic-complex="swiss" style:font-size-complex="7.99991989135742pt"/>
    </style:style>
    <style:style style:name="ch7" style:family="chart" style:data-style-name="N10000">
      <style:chart-properties chart:display-label="true" chart:tick-marks-major-inner="false" chart:tick-marks-major-outer="false" chart:logarithmic="true" chart:gap-width="150" chart:reverse-direction="false" text:line-break="false" loext:try-staggering-first="true" chart:link-data-style-to-source="false" chart:axis-position="start"/>
      <style:graphic-properties svg:stroke-width="0.026cm" svg:stroke-color="#878787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size="10pt" style:font-size-asian="7.99991989135742pt" style:font-family-complex="Arial" style:font-family-generic-complex="swiss" style:font-size-complex="7.99991989135742pt"/>
    </style:style>
    <style:style style:name="ch9" style:family="chart">
      <style:graphic-properties svg:stroke-width="0.026cm" svg:stroke-color="#878787"/>
    </style:style>
    <style:style style:name="ch10" style:family="chart" style:data-style-name="N1000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79cm" svg:stroke-color="#4a7ebb" draw:fill="none" draw:fill-color="#4a7ebb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diamond" chart:symbol-width="0.25cm" chart:symbol-height="0.25cm" chart:link-data-style-to-source="true"/>
      <style:graphic-properties svg:stroke-width="0.079cm" svg:stroke-color="#be4b48" draw:fill="none" draw:fill-color="#be4b48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4.801cm" svg:height="11.001cm" xlink:href=".." xlink:type="simple" chart:class="chart:line" chart:column-mapping="0 1 2" chart:style-name="ch1">
        <chart:title svg:x="5.811cm" svg:y="0.359cm" chart:style-name="ch2">
          <text:p>Comparaisons</text:p>
        </chart:title>
        <chart:legend svg:x="10.9cm" svg:y="4.498cm" style:legend-expansion="custom" chartooo:width="3.9cm" chartooo:height="1.86cm" style:legend-expansion-aspect-ratio="2.09677419354839" chart:style-name="ch3"/>
        <chart:plot-area chart:style-name="ch4" table:cell-range-address="'Complexity Analysis'.B7:'Complexity Analysis'.B12 'Complexity Analysis'.C5:'Complexity Analysis'.F5 'Complexity Analysis'.C8:'Complexity Analysis'.F12" chart:data-source-has-labels="both" svg:x="0.004cm" svg:y="1.166cm" svg:width="12.043cm" svg:height="9.696cm">
          <chartooo:coordinate-region svg:x="2.142cm" svg:y="1.339cm" svg:width="9.348cm" svg:height="8.929cm"/>
          <chart:axis chart:dimension="x" chart:name="primary-x" chart:style-name="ch5" chartooo:axis-type="text">
            <chart:title svg:x="12.262cm" svg:y="9.916cm" chart:style-name="ch6">
              <text:p>Input size</text:p>
            </chart:title>
            <chart:categories table:cell-range-address="'Complexity Analysis'.B8:'Complexity Analysis'.B12"/>
          </chart:axis>
          <chart:axis chart:dimension="y" chart:name="primary-y" chart:style-name="ch7">
            <chart:title svg:x="0.321cm" svg:y="10.702cm" chart:style-name="ch8">
              <text:p>Number of operations</text:p>
            </chart:title>
            <chart:grid chart:style-name="ch9" chart:class="major"/>
          </chart:axis>
          <chart:series chart:style-name="ch10" chart:values-cell-range-address="'Complexity Analysis'.C8:'Complexity Analysis'.C12" chart:label-cell-address="'Complexity Analysis'.C5:'Complexity Analysis'.C5" chart:class="chart:line">
            <chart:data-point chart:repeated="5"/>
          </chart:series>
          <chart:series chart:style-name="ch11" chart:values-cell-range-address="'Complexity Analysis'.D8:'Complexity Analysis'.D12" chart:label-cell-address="'Complexity Analysis'.D5:'Complexity Analysis'.D5" chart:class="chart:line">
            <chart:data-point chart:repeated="5"/>
          </chart:series>
          <chart:series chart:style-name="ch12" chart:values-cell-range-address="'Complexity Analysis'.E8:'Complexity Analysis'.E12" chart:label-cell-address="'Complexity Analysis'.E5:'Complexity Analysis'.E5" chart:class="chart:line">
            <chart:data-point chart:repeated="5"/>
          </chart:series>
          <chart:series chart:style-name="ch13" chart:values-cell-range-address="'Complexity Analysis'.F8:'Complexity Analysis'.F12" chart:label-cell-address="'Complexity Analysis'.F5:'Complexity Analysis'.F5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 sort</text:p>
                <draw:g>
                  <svg:desc>'Complexity Analysis'.C5:'Complexity Analysis'.C5</svg:desc>
                </draw:g>
              </table:table-cell>
              <table:table-cell office:value-type="string">
                <text:p>Insertion sort</text:p>
                <draw:g>
                  <svg:desc>'Complexity Analysis'.D5:'Complexity Analysis'.D5</svg:desc>
                </draw:g>
              </table:table-cell>
              <table:table-cell office:value-type="string">
                <text:p>Bubble sort</text:p>
                <draw:g>
                  <svg:desc>'Complexity Analysis'.E5:'Complexity Analysis'.E5</svg:desc>
                </draw:g>
              </table:table-cell>
              <table:table-cell office:value-type="string">
                <text:p>N²</text:p>
                <draw:g>
                  <svg:desc>'Complexity Analysis'.F5:'Complexity Analysis'.F5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'Complexity Analysis'.B8:'Complexity Analysis'.B12</svg:desc>
                </draw:g>
              </table:table-cell>
              <table:table-cell office:value-type="float" office:value="38580">
                <text:p>38580</text:p>
                <draw:g>
                  <svg:desc>'Complexity Analysis'.C8:'Complexity Analysis'.C12</svg:desc>
                </draw:g>
              </table:table-cell>
              <table:table-cell office:value-type="float" office:value="59691">
                <text:p>59691</text:p>
                <draw:g>
                  <svg:desc>'Complexity Analysis'.D8:'Complexity Analysis'.D12</svg:desc>
                </draw:g>
              </table:table-cell>
              <table:table-cell office:value-type="float" office:value="59691">
                <text:p>59691</text:p>
                <draw:g>
                  <svg:desc>'Complexity Analysis'.E8:'Complexity Analysis'.E12</svg:desc>
                </draw:g>
              </table:table-cell>
              <table:table-cell office:value-type="float" office:value="250000">
                <text:p>250000</text:p>
                <draw:g>
                  <svg:desc>'Complexity Analysis'.F8:'Complexity Analysis'.F12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9102">
                <text:p>89102</text:p>
              </table:table-cell>
              <table:table-cell office:value-type="float" office:value="249114">
                <text:p>249114</text:p>
              </table:table-cell>
              <table:table-cell office:value-type="float" office:value="249114">
                <text:p>249114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99652">
                <text:p>99652</text:p>
              </table:table-cell>
              <table:table-cell office:value-type="float" office:value="301956">
                <text:p>301956</text:p>
              </table:table-cell>
              <table:table-cell office:value-type="float" office:value="301956">
                <text:p>301956</text:p>
              </table:table-cell>
              <table:table-cell office:value-type="float" office:value="1210000">
                <text:p>121000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234780">
                <text:p>6234780</text:p>
              </table:table-cell>
              <table:table-cell office:value-type="float" office:value="6234780">
                <text:p>6234780</text:p>
              </table:table-cell>
              <table:table-cell office:value-type="float" office:value="6234780">
                <text:p>6234780</text:p>
              </table:table-cell>
              <table:table-cell office:value-type="float" office:value="25000000">
                <text:p>250000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671253774">
                <text:p>3671253774</text:p>
              </table:table-cell>
              <table:table-cell office:value-type="float" office:value="2497242666">
                <text:p>2497242666</text:p>
              </table:table-cell>
              <table:table-cell office:value-type="float" office:value="2497242666">
                <text:p>2497242666</text:p>
              </table:table-cell>
              <table:table-cell office:value-type="float" office:value="10000000000">
                <text:p>1000000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fr" number:country="FR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color="#000000" style:text-position="0% 100%" fo:font-size="10.0000801086426pt" fo:font-weight="bold" style:font-size-asian="10.0000801086426pt" style:font-weight-asian="bold" style:font-family-complex="Arial" style:font-family-generic-complex="swiss" style:font-size-complex="10.0000801086426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draw:stroke="none" draw:fill-color="#ffffff"/>
    </style:style>
    <style:style style:name="ch5" style:family="chart" style:data-style-name="N1000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26cm" svg:stroke-color="#878787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size="10pt" style:font-size-asian="7.99991989135742pt" style:font-family-complex="Arial" style:font-family-generic-complex="swiss" style:font-size-complex="7.99991989135742pt"/>
    </style:style>
    <style:style style:name="ch7" style:family="chart" style:data-style-name="N10000">
      <style:chart-properties chart:display-label="true" chart:tick-marks-major-inner="false" chart:tick-marks-major-outer="false" chart:logarithmic="true" chart:gap-width="150" chart:reverse-direction="false" text:line-break="false" loext:try-staggering-first="true" chart:link-data-style-to-source="false" chart:axis-position="start"/>
      <style:graphic-properties svg:stroke-width="0.026cm" svg:stroke-color="#878787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size="10pt" style:font-size-asian="7.99991989135742pt" style:font-family-complex="Arial" style:font-family-generic-complex="swiss" style:font-size-complex="7.99991989135742pt"/>
    </style:style>
    <style:style style:name="ch9" style:family="chart">
      <style:graphic-properties svg:stroke-width="0.026cm" svg:stroke-color="#878787"/>
    </style:style>
    <style:style style:name="ch10" style:family="chart" style:data-style-name="N1000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79cm" svg:stroke-color="#4a7ebb" draw:fill="none" draw:fill-color="#4a7ebb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diamond" chart:symbol-width="0.25cm" chart:symbol-height="0.25cm" chart:link-data-style-to-source="true"/>
      <style:graphic-properties svg:stroke-width="0.079cm" svg:stroke-color="#be4b48" draw:fill="none" draw:fill-color="#be4b48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4.501cm" svg:height="11.001cm" xlink:href=".." xlink:type="simple" chart:class="chart:line" chart:column-mapping="0 1 2" chart:style-name="ch1">
        <chart:title svg:x="6.403cm" svg:y="0.468cm" chart:style-name="ch2">
          <text:p>Copies</text:p>
        </chart:title>
        <chart:legend svg:x="10.74cm" svg:y="4.479cm" style:legend-expansion="custom" chartooo:width="3.76cm" chartooo:height="1.963cm" style:legend-expansion-aspect-ratio="1.91543555781966" chart:style-name="ch3"/>
        <chart:plot-area chart:style-name="ch4" table:cell-range-address="'Complexity Analysis'.H7:'Complexity Analysis'.H12 'Complexity Analysis'.I5:'Complexity Analysis'.L5 'Complexity Analysis'.I8:'Complexity Analysis'.L12" chart:data-source-has-labels="both" svg:x="-0.138cm" svg:y="1.167cm" svg:width="11.853cm" svg:height="9.691cm">
          <chartooo:coordinate-region svg:x="2cm" svg:y="1.34cm" svg:width="9.158cm" svg:height="8.924cm"/>
          <chart:axis chart:dimension="x" chart:name="primary-x" chart:style-name="ch5" chartooo:axis-type="text">
            <chart:title svg:x="11.98cm" svg:y="9.908cm" chart:style-name="ch6">
              <text:p>Input size</text:p>
            </chart:title>
            <chart:categories table:cell-range-address="'Complexity Analysis'.H8:'Complexity Analysis'.H12"/>
          </chart:axis>
          <chart:axis chart:dimension="y" chart:name="primary-y" chart:style-name="ch7">
            <chart:title svg:x="0.282cm" svg:y="10.832cm" chart:style-name="ch8">
              <text:p>Number of operations</text:p>
            </chart:title>
            <chart:grid chart:style-name="ch9" chart:class="major"/>
          </chart:axis>
          <chart:series chart:style-name="ch10" chart:values-cell-range-address="'Complexity Analysis'.I8:'Complexity Analysis'.I12" chart:label-cell-address="'Complexity Analysis'.I5:'Complexity Analysis'.I5" chart:class="chart:line">
            <chart:data-point chart:repeated="5"/>
          </chart:series>
          <chart:series chart:style-name="ch11" chart:values-cell-range-address="'Complexity Analysis'.J8:'Complexity Analysis'.J12" chart:label-cell-address="'Complexity Analysis'.J5:'Complexity Analysis'.J5" chart:class="chart:line">
            <chart:data-point chart:repeated="5"/>
          </chart:series>
          <chart:series chart:style-name="ch12" chart:values-cell-range-address="'Complexity Analysis'.K8:'Complexity Analysis'.K12" chart:label-cell-address="'Complexity Analysis'.K5:'Complexity Analysis'.K5" chart:class="chart:line">
            <chart:data-point chart:repeated="5"/>
          </chart:series>
          <chart:series chart:style-name="ch13" chart:values-cell-range-address="'Complexity Analysis'.L8:'Complexity Analysis'.L12" chart:label-cell-address="'Complexity Analysis'.L5:'Complexity Analysis'.L5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 sort</text:p>
                <draw:g>
                  <svg:desc>'Complexity Analysis'.I5:'Complexity Analysis'.I5</svg:desc>
                </draw:g>
              </table:table-cell>
              <table:table-cell office:value-type="string">
                <text:p>Insertion sort</text:p>
                <draw:g>
                  <svg:desc>'Complexity Analysis'.J5:'Complexity Analysis'.J5</svg:desc>
                </draw:g>
              </table:table-cell>
              <table:table-cell office:value-type="string">
                <text:p>Bubble sort</text:p>
                <draw:g>
                  <svg:desc>'Complexity Analysis'.K5:'Complexity Analysis'.K5</svg:desc>
                </draw:g>
              </table:table-cell>
              <table:table-cell office:value-type="string">
                <text:p>N²</text:p>
                <draw:g>
                  <svg:desc>'Complexity Analysis'.L5:'Complexity Analysis'.L5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'Complexity Analysis'.H8:'Complexity Analysis'.H12</svg:desc>
                </draw:g>
              </table:table-cell>
              <table:table-cell office:value-type="float" office:value="96949">
                <text:p>96949</text:p>
                <draw:g>
                  <svg:desc>'Complexity Analysis'.I8:'Complexity Analysis'.I12</svg:desc>
                </draw:g>
              </table:table-cell>
              <table:table-cell office:value-type="float" office:value="61188">
                <text:p>61188</text:p>
                <draw:g>
                  <svg:desc>'Complexity Analysis'.J8:'Complexity Analysis'.J12</svg:desc>
                </draw:g>
              </table:table-cell>
              <table:table-cell office:value-type="float" office:value="179073">
                <text:p>179073</text:p>
                <draw:g>
                  <svg:desc>'Complexity Analysis'.K8:'Complexity Analysis'.K12</svg:desc>
                </draw:g>
              </table:table-cell>
              <table:table-cell office:value-type="float" office:value="250000">
                <text:p>250000</text:p>
                <draw:g>
                  <svg:desc>'Complexity Analysis'.L8:'Complexity Analysis'.L12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23754">
                <text:p>223754</text:p>
              </table:table-cell>
              <table:table-cell office:value-type="float" office:value="252111">
                <text:p>252111</text:p>
              </table:table-cell>
              <table:table-cell office:value-type="float" office:value="747342">
                <text:p>747342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50229">
                <text:p>250229</text:p>
              </table:table-cell>
              <table:table-cell office:value-type="float" office:value="305253">
                <text:p>305253</text:p>
              </table:table-cell>
              <table:table-cell office:value-type="float" office:value="905868">
                <text:p>905868</text:p>
              </table:table-cell>
              <table:table-cell office:value-type="float" office:value="1210000">
                <text:p>121000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8704340">
                <text:p>18704340</text:p>
              </table:table-cell>
              <table:table-cell office:value-type="float" office:value="6249777">
                <text:p>6249777</text:p>
              </table:table-cell>
              <table:table-cell office:value-type="float" office:value="18704340">
                <text:p>18704340</text:p>
              </table:table-cell>
              <table:table-cell office:value-type="float" office:value="25000000">
                <text:p>250000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9178234434">
                <text:p>9178234434</text:p>
              </table:table-cell>
              <table:table-cell office:value-type="float" office:value="2497542663">
                <text:p>2497542663</text:p>
              </table:table-cell>
              <table:table-cell office:value-type="float" office:value="7491727998">
                <text:p>7491727998</text:p>
              </table:table-cell>
              <table:table-cell office:value-type="float" office:value="10000000000">
                <text:p>100000000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fr" number:country="FR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color="#000000" style:text-position="0% 100%" fo:font-size="10.0000801086426pt" fo:font-weight="bold" style:font-size-asian="10.0000801086426pt" style:font-weight-asian="bold" style:font-family-complex="Arial" style:font-family-generic-complex="swiss" style:font-size-complex="10.0000801086426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draw:stroke="none" draw:fill-color="#ffffff"/>
    </style:style>
    <style:style style:name="ch5" style:family="chart" style:data-style-name="N1000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26cm" svg:stroke-color="#878787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size="10pt" style:font-size-asian="7.99991989135742pt" style:font-family-complex="Arial" style:font-family-generic-complex="swiss" style:font-size-complex="7.99991989135742pt"/>
    </style:style>
    <style:style style:name="ch7" style:family="chart" style:data-style-name="N10000">
      <style:chart-properties chart:display-label="true" chart:tick-marks-major-inner="false" chart:tick-marks-major-outer="false" chart:logarithmic="true" chart:gap-width="150" chart:reverse-direction="false" text:line-break="false" loext:try-staggering-first="true" chart:link-data-style-to-source="false" chart:axis-position="start"/>
      <style:graphic-properties svg:stroke-width="0.026cm" svg:stroke-color="#878787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size="10pt" style:font-size-asian="7.99991989135742pt" style:font-family-complex="Arial" style:font-family-generic-complex="swiss" style:font-size-complex="7.99991989135742pt"/>
    </style:style>
    <style:style style:name="ch9" style:family="chart">
      <style:graphic-properties svg:stroke-width="0.026cm" svg:stroke-color="#878787"/>
    </style:style>
    <style:style style:name="ch10" style:family="chart" style:data-style-name="N1000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79cm" svg:stroke-color="#4a7ebb" draw:fill="none" draw:fill-color="#4a7ebb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diamond" chart:symbol-width="0.25cm" chart:symbol-height="0.25cm" chart:link-data-style-to-source="true"/>
      <style:graphic-properties svg:stroke-width="0.079cm" svg:stroke-color="#be4b48" draw:fill="none" draw:fill-color="#be4b48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4.801cm" svg:height="11.001cm" xlink:href=".." xlink:type="simple" chart:class="chart:line" chart:column-mapping="0 1 2" chart:style-name="ch1">
        <chart:title svg:x="5.687cm" svg:y="0.468cm" chart:style-name="ch2">
          <text:p>Exchanges</text:p>
        </chart:title>
        <chart:legend svg:x="10.716cm" svg:y="4.23cm" style:legend-expansion="custom" chartooo:width="4.083cm" chartooo:height="2.26cm" style:legend-expansion-aspect-ratio="1.80663716814159" chart:style-name="ch3"/>
        <chart:plot-area chart:style-name="ch4" table:cell-range-address="'Complexity Analysis'.B43:'Complexity Analysis'.B48 'Complexity Analysis'.C41:'Complexity Analysis'.F41 'Complexity Analysis'.C44:'Complexity Analysis'.F48" chart:data-source-has-labels="both" svg:x="0.004cm" svg:y="1.166cm" svg:width="12.043cm" svg:height="9.696cm">
          <chartooo:coordinate-region svg:x="2.142cm" svg:y="1.339cm" svg:width="9.348cm" svg:height="8.929cm"/>
          <chart:axis chart:dimension="x" chart:name="primary-x" chart:style-name="ch5" chartooo:axis-type="text">
            <chart:title svg:x="12.571cm" svg:y="9.892cm" chart:style-name="ch6">
              <text:p>Input size</text:p>
            </chart:title>
            <chart:categories table:cell-range-address="'Complexity Analysis'.B44:'Complexity Analysis'.B48"/>
          </chart:axis>
          <chart:axis chart:dimension="y" chart:name="primary-y" chart:style-name="ch7">
            <chart:title svg:x="0.414cm" svg:y="10.8cm" chart:style-name="ch8">
              <text:p>Number of operations</text:p>
            </chart:title>
            <chart:grid chart:style-name="ch9" chart:class="major"/>
          </chart:axis>
          <chart:series chart:style-name="ch10" chart:values-cell-range-address="'Complexity Analysis'.C44:'Complexity Analysis'.C48" chart:label-cell-address="'Complexity Analysis'.C41:'Complexity Analysis'.C41" chart:class="chart:line">
            <chart:data-point chart:repeated="5"/>
          </chart:series>
          <chart:series chart:style-name="ch11" chart:values-cell-range-address="'Complexity Analysis'.D44:'Complexity Analysis'.D48" chart:label-cell-address="'Complexity Analysis'.D41:'Complexity Analysis'.D41" chart:class="chart:line">
            <chart:data-point chart:repeated="5"/>
          </chart:series>
          <chart:series chart:style-name="ch12" chart:values-cell-range-address="'Complexity Analysis'.E44:'Complexity Analysis'.E48" chart:label-cell-address="'Complexity Analysis'.E41:'Complexity Analysis'.E41" chart:class="chart:line">
            <chart:data-point chart:repeated="5"/>
          </chart:series>
          <chart:series chart:style-name="ch13" chart:values-cell-range-address="'Complexity Analysis'.F44:'Complexity Analysis'.F48" chart:label-cell-address="'Complexity Analysis'.F41:'Complexity Analysis'.F4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 sort</text:p>
                <draw:g>
                  <svg:desc>'Complexity Analysis'.C41:'Complexity Analysis'.C41</svg:desc>
                </draw:g>
              </table:table-cell>
              <table:table-cell office:value-type="string">
                <text:p>Insertion sort</text:p>
                <draw:g>
                  <svg:desc>'Complexity Analysis'.D41:'Complexity Analysis'.D41</svg:desc>
                </draw:g>
              </table:table-cell>
              <table:table-cell office:value-type="string">
                <text:p>Bubble sort</text:p>
                <draw:g>
                  <svg:desc>'Complexity Analysis'.E41:'Complexity Analysis'.E41</svg:desc>
                </draw:g>
              </table:table-cell>
              <table:table-cell office:value-type="string">
                <text:p>N²</text:p>
                <draw:g>
                  <svg:desc>'Complexity Analysis'.F41:'Complexity Analysis'.F41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'Complexity Analysis'.B44:'Complexity Analysis'.B48</svg:desc>
                </draw:g>
              </table:table-cell>
              <table:table-cell office:value-type="float" office:value="19290">
                <text:p>19290</text:p>
                <draw:g>
                  <svg:desc>'Complexity Analysis'.C44:'Complexity Analysis'.C48</svg:desc>
                </draw:g>
              </table:table-cell>
              <table:table-cell office:value-type="float" office:value="0">
                <text:p>0</text:p>
                <draw:g>
                  <svg:desc>'Complexity Analysis'.D44:'Complexity Analysis'.D48</svg:desc>
                </draw:g>
              </table:table-cell>
              <table:table-cell office:value-type="float" office:value="59691">
                <text:p>59691</text:p>
                <draw:g>
                  <svg:desc>'Complexity Analysis'.E44:'Complexity Analysis'.E48</svg:desc>
                </draw:g>
              </table:table-cell>
              <table:table-cell office:value-type="float" office:value="250000">
                <text:p>250000</text:p>
                <draw:g>
                  <svg:desc>'Complexity Analysis'.F44:'Complexity Analysis'.F4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4551">
                <text:p>44551</text:p>
              </table:table-cell>
              <table:table-cell office:value-type="float" office:value="0">
                <text:p>0</text:p>
              </table:table-cell>
              <table:table-cell office:value-type="float" office:value="249114">
                <text:p>249114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49826">
                <text:p>49826</text:p>
              </table:table-cell>
              <table:table-cell office:value-type="float" office:value="0">
                <text:p>0</text:p>
              </table:table-cell>
              <table:table-cell office:value-type="float" office:value="301956">
                <text:p>301956</text:p>
              </table:table-cell>
              <table:table-cell office:value-type="float" office:value="1210000">
                <text:p>121000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234780">
                <text:p>6234780</text:p>
              </table:table-cell>
              <table:table-cell office:value-type="float" office:value="0">
                <text:p>0</text:p>
              </table:table-cell>
              <table:table-cell office:value-type="float" office:value="6234780">
                <text:p>6234780</text:p>
              </table:table-cell>
              <table:table-cell office:value-type="float" office:value="25000000">
                <text:p>250000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835626887">
                <text:p>1835626887</text:p>
              </table:table-cell>
              <table:table-cell office:value-type="float" office:value="0">
                <text:p>0</text:p>
              </table:table-cell>
              <table:table-cell office:value-type="float" office:value="2497242666">
                <text:p>2497242666</text:p>
              </table:table-cell>
              <table:table-cell office:value-type="float" office:value="10000000000">
                <text:p>100000000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